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.73239818053099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24937839915010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.6652764028948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.66647280636030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.708384017893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.6660267704484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.72480352584430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.69124455650906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.70451700702973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.73430023136716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.68517779491032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.6938120529056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.70702095801612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.69454881725201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.65933984866203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.0" office:value-type="float"/>
          <table:table-cell office:value="0.0" office:value-type="float"/>
          <table:table-cell office:value="1.67611016379538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20637645730524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.0" office:value-type="float"/>
          <table:table-cell office:value="1.63234006314711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.6861260269273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.0" office:value-type="float"/>
          <table:table-cell office:value="1.67514444633269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.71646151077507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.70927623857533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.6959025748867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.70456086457892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.66723629740024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.70427229508466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.67723030779410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241967186762924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.73988652590559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.68920963514852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.71579245402630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.6694001061585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.71317033142764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.71177410030785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.67711197695261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.7008988884767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.71413257360684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.7039598631717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.70698721274403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.69007688149040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.69550781724488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.6865919349294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.0" office:value-type="float"/>
          <table:table-cell office:value="1.68031365487147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.72786827729890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.66693788898871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.71096871603270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.65814554761939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.70517352330384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.70411633521612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.74095645410744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.71482093678432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.71287310295202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.7474941156589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.70674178860029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.6859443348326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.74898657649397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.69733668633292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.682073150712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.7039657175913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.70179810894411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.0" office:value-type="float"/>
          <table:table-cell office:value="1.67450559849024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.66697437688675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.7316898773357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219730974618416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.73706833331846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.74802392382585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.69549512306197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.71501257557673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.70245322051930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.0" office:value-type="float"/>
          <table:table-cell office:value="1.68026524041008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.7244956086221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.73956383049763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.69016623101081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.72694497237777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.69608705501574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.73321983290714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.74365876663118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200808200553369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1716646212905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.71269521862073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.73691020551507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.7053948228121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.7329686366543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.70734619669666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.69707252226205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.6811103415443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.73062255398281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.7100688933906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.72029878273182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.70002644307775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.74081056893281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.67813634286551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.676911614801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.70933884925792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.68526460644132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.70198975607257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.69757603465042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.678423593269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.71066287290992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.74706776852070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.70024303943531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.0" office:value-type="float"/>
          <table:table-cell office:value="1.7044358351439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.0" office:value-type="float"/>
          <table:table-cell office:value="1.67785520662833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.6682681096291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.234649780075319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.0" office:value-type="float"/>
          <table:table-cell office:value="1.67806664408715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.7109875830169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.0" office:value-type="float"/>
          <table:table-cell office:value="1.65216758196122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.0" office:value-type="float"/>
          <table:table-cell office:value="0.5" office:value-type="float"/>
          <table:table-cell office:value="1.6677447935271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.667991740556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.72295290622343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.6728784505251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.72316977422157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.72599218459570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.69806903537787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.71482419960465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.73537921928728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.6749990853522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.69298207533165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.70053223542936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.73151138848446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.67494639996141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.0" office:value-type="float"/>
          <table:table-cell office:value="1.67044510094711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.72036965310148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.68440236785787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.68933400192206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.6898147986764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.6888111657066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.68739584120064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.65051797847647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.67600162602655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232415112334124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.71900183826622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.7267983598474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.70463389866433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.70834345313175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.71661496983897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.0" office:value-type="float"/>
          <table:table-cell office:value="1.66390736252722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.6579614385709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.69086092799808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.6862119418451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.6847777013057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.68752119651973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.67757368082882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.70819529892966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.72295359927248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.71587118154018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.73101606942249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.7438740020758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.67426395287317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.66537914203773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.697634809136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.72894610299441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.67655812607720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.68517193196459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.73341037949697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.68788326670432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243106511917087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.71957601116777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.69591148882522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.74365172746163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.7304741797733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.683159182032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.0" office:value-type="float"/>
          <table:table-cell office:value="1.6989014318425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.70896175309390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.68145988140469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.69595183247635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.68758949342658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.70086134532532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.72149361542739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.725783184511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.73968108094496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.69267752901594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.6864414391078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.0" office:value-type="float"/>
          <table:table-cell office:value="1.63661980094672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.6898191675912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.71795867045695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.71824203562432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.71575469305245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.69700247033797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.6963249503318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.67975370170656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2024502127714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.7452764599825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.68565248192280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.69375343183325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.0" office:value-type="float"/>
          <table:table-cell office:value="1.63131674591542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.67960275029792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.68823656756552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.70480933783135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.69954104318614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.71258582867890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242380566000327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.6972898463794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.6900138410297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.69777862027989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.722289360537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.7159395214092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232173340359147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.68199512327466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.67855621185277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.6922969188240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.69468354842971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.6975548530870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.72617755418388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.70009202808097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.66231447499040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.72909634531642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.69260503770559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.67643909597614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.73031089930956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.69376403888166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.71236912533517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.67802559521698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.69207749482916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.70535086549303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.69716350577753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.68694052297944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.70211700411847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.6350825774460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.69428214317054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.70533011310760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.74940871785883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.68801903473669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.67580912214718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.70731496360961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23620134877185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.6949941890390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.68890545554873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.0" office:value-type="float"/>
          <table:table-cell office:value="1.68260294939658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.0" office:value-type="float"/>
          <table:table-cell office:value="1.67508081696004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.7023781703808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.70322880669893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.70282957476877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.0" office:value-type="float"/>
          <table:table-cell office:value="0.176668326367179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.74434096604427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.72591375458066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.0" office:value-type="float"/>
          <table:table-cell office:value="0.5" office:value-type="float"/>
          <table:table-cell office:value="1.74258963749668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.73552884715958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.72565112684365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.70601248929589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.72103340179426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.7353342628380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.71476502223074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.69188871202513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.70375909735242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.71228659806214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.0" office:value-type="float"/>
          <table:table-cell office:value="1.66103431823225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.71613148390415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.0" office:value-type="float"/>
          <table:table-cell office:value="0.5" office:value-type="float"/>
          <table:table-cell office:value="1.74503452186570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.0" office:value-type="float"/>
          <table:table-cell office:value="0.5" office:value-type="float"/>
          <table:table-cell office:value="0.249016966433386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205842226235015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.6851803691736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.72115265717372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.71675391248948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.69862064782523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.70098651643449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.73192923920279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.73064539130459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.0" office:value-type="float"/>
          <table:table-cell office:value="0.5" office:value-type="float"/>
          <table:table-cell office:value="1.70374645013315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.7157100068435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.0" office:value-type="float"/>
          <table:table-cell office:value="1.684709381473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.6774999896554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.7144690864770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.68310435905615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.71219246002604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.698797157946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.6872962803407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.6982056158826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221444279600385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.0" office:value-type="float"/>
          <table:table-cell office:value="0.17411201040597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.680429566356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.71825886776275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.68975527588660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.67407050292268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.70335289569117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.698980849562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.72779336293289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.0" office:value-type="float"/>
          <table:table-cell office:value="0.0" office:value-type="float"/>
          <table:table-cell office:value="1.66329293065774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.69781014688527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.68940851656717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.68314995289117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.7160445054763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224310295000195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.70231869030982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.72427464238196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.6910443100208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.0" office:value-type="float"/>
          <table:table-cell office:value="0.0" office:value-type="float"/>
          <table:table-cell office:value="1.69430320000377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.6728662294639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173712618090707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.68740369636259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.74161581677997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.0" office:value-type="float"/>
          <table:table-cell office:value="1.677689898772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.67921476541806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.71053223025612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.6899807126489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.69356500724373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.7201380407786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.73588652856452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.0" office:value-type="float"/>
          <table:table-cell office:value="0.5" office:value-type="float"/>
          <table:table-cell office:value="1.7138231732476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.68984604897284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.73805160364845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.7017188258045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21380747912356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.7084789852071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.69003121768719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.69203906482598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235369054439322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.71075241057085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.68729285259056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.0" office:value-type="float"/>
          <table:table-cell office:value="1.67780253571635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.70051934778566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.74524779061715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.6791115022680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.7010788060160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.218978614696833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.0" office:value-type="float"/>
          <table:table-cell office:value="1.65416085514037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.66505543732839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.70608426150956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.7075876073920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.72519450565575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.73043729181071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.72849037959737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.71005878762343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.6859390773404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.0" office:value-type="float"/>
          <table:table-cell office:value="0.159816550652534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.72143990261154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249840390889788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2313823262760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.72879431256888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.7143428365389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.66777592334512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.70839172979539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.71123801291575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.73979116247563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.6981395366322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.6656544049822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.70695748092299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.71818382354773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.0" office:value-type="float"/>
          <table:table-cell office:value="1.0" office:value-type="float"/>
          <table:table-cell office:value="0.22103548588530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.70340383828164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.7021127946116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.71227710124972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243290523069917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.65186623820969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.72450701107884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.69515341384973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.6770566988803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.71367730015986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.6994315711071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.68365652594419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.70211390039289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.6875893216538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.64503827856926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.0" office:value-type="float"/>
          <table:table-cell office:value="1.65791669416286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.68760926783051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.7142679444054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.69838500149798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.7331926363648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.0" office:value-type="float"/>
          <table:table-cell office:value="0.5" office:value-type="float"/>
          <table:table-cell office:value="0.20650367036240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.6903980326042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.72300187699771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.69139906372985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.6904166164867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.63728811696235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24036429877630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.249831954053529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.72370124306336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.6806192938861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.70356638775757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.6626413059308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.74133183589198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.70416971095710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29:13.829074</meta:creation-date>
    <dc:date>2019-05-26T11:29:14.229914</dc:date>
    <meta:generator>http://pypi.python.org/pypi/ezodf/0.1.0$Python3.6.7 (default, Oct 22 2018, 11:32:17) 
[GCC 8.2.0]</meta:generator>
    <meta:document-statistic/>
    <meta:editing-cycles>1</meta:editing-cycles>
  </office:meta>
</office:document-meta>
</file>